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34in" fo:margin-left="-0.009in" fo:margin-right="0in" table:align="margins" style:writing-mode="lr-tb"/>
    </style:style>
    <style:style style:name="Table1.A" style:family="table-column">
      <style:table-column-properties style:column-width="1.1319in" style:rel-column-width="10698*"/>
    </style:style>
    <style:style style:name="Table1.B" style:family="table-column">
      <style:table-column-properties style:column-width="2.4458in" style:rel-column-width="23116*"/>
    </style:style>
    <style:style style:name="Table1.C" style:family="table-column">
      <style:table-column-properties style:column-width="0.9132in" style:rel-column-width="8630*"/>
    </style:style>
    <style:style style:name="Table1.D" style:family="table-column">
      <style:table-column-properties style:column-width="2.4431in" style:rel-column-width="23091*"/>
    </style:style>
    <style:style style:name="Table1.1" style:family="table-row">
      <style:table-row-properties style:min-row-height="0.1438in" style:keep-together="true" fo:keep-together="auto"/>
    </style:style>
    <style:style style:name="Table1.A1" style:family="table-cell">
      <style:table-cell-properties style:vertical-align="bottom" fo:padding="0.0382in" fo:border="0.0069in solid #000000" style:writing-mode="lr-tb"/>
    </style:style>
    <style:style style:name="Table1.2" style:family="table-row">
      <style:table-row-properties style:min-row-height="0.5021in" style:keep-together="true" fo:keep-together="auto"/>
    </style:style>
    <style:style style:name="Table1.A2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1.C2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1.3" style:family="table-row">
      <style:table-row-properties style:min-row-height="0.1264in" style:keep-together="true" fo:keep-together="auto"/>
    </style:style>
    <style:style style:name="Table1.B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6" style:family="table-row">
      <style:table-row-properties style:min-row-height="0.1951in" style:keep-together="true" fo:keep-together="auto"/>
    </style:style>
    <style:style style:name="Table1.B7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9" style:family="table-row">
      <style:table-row-properties style:min-row-height="0.0354in" style:keep-together="true" fo:keep-together="auto"/>
    </style:style>
    <style:style style:name="Table1.17" style:family="table-row">
      <style:table-row-properties style:min-row-height="0.8333in" style:keep-together="true" fo:keep-together="auto"/>
    </style:style>
    <style:style style:name="Table2" style:family="table">
      <style:table-properties style:width="6.9215in" table:align="left"/>
    </style:style>
    <style:style style:name="Table2.A" style:family="table-column">
      <style:table-column-properties style:column-width="2.1063in"/>
    </style:style>
    <style:style style:name="Table2.B" style:family="table-column">
      <style:table-column-properties style:column-width="1.5847in"/>
    </style:style>
    <style:style style:name="Table2.C" style:family="table-column">
      <style:table-column-properties style:column-width="1.4799in"/>
    </style:style>
    <style:style style:name="Table2.D" style:family="table-column">
      <style:table-column-properties style:column-width="1.7507in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15in" table:align="left"/>
    </style:style>
    <style:style style:name="Table3.A" style:family="table-column">
      <style:table-column-properties style:column-width="2.1063in"/>
    </style:style>
    <style:style style:name="Table3.B" style:family="table-column">
      <style:table-column-properties style:column-width="1.5924in"/>
    </style:style>
    <style:style style:name="Table3.C" style:family="table-column">
      <style:table-column-properties style:column-width="1.491in"/>
    </style:style>
    <style:style style:name="Table3.D" style:family="table-column">
      <style:table-column-properties style:column-width="1.731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4" style:family="table">
      <style:table-properties style:width="6.9215in" table:align="left"/>
    </style:style>
    <style:style style:name="Table4.A" style:family="table-column">
      <style:table-column-properties style:column-width="2.1063in"/>
    </style:style>
    <style:style style:name="Table4.B" style:family="table-column">
      <style:table-column-properties style:column-width="1.5847in"/>
    </style:style>
    <style:style style:name="Table4.C" style:family="table-column">
      <style:table-column-properties style:column-width="1.4799in"/>
    </style:style>
    <style:style style:name="Table4.D" style:family="table-column">
      <style:table-column-properties style:column-width="0.2917in"/>
    </style:style>
    <style:style style:name="Table4.E" style:family="table-column">
      <style:table-column-properties style:column-width="0.1458in"/>
    </style:style>
    <style:style style:name="Table4.K" style:family="table-column">
      <style:table-column-properties style:column-width="0.2924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H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E4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" style:family="table">
      <style:table-properties style:width="6.9215in" table:align="left"/>
    </style:style>
    <style:style style:name="Table5.A" style:family="table-column">
      <style:table-column-properties style:column-width="2.1063in"/>
    </style:style>
    <style:style style:name="Table5.B" style:family="table-column">
      <style:table-column-properties style:column-width="1.5847in"/>
    </style:style>
    <style:style style:name="Table5.C" style:family="table-column">
      <style:table-column-properties style:column-width="1.4799in"/>
    </style:style>
    <style:style style:name="Table5.D" style:family="table-column">
      <style:table-column-properties style:column-width="1.7507in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/>
    </style:style>
    <style:style style:name="P5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6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Sri Tamil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BhashitaComplex" fo:font-size="16pt" fo:font-weight="bold" style:font-size-asian="16pt" style:font-weight-asian="bold" style:font-name-complex="BhashitaComplex" style:font-size-complex="16pt" style:language-complex="zxx" style:country-complex="none" style:font-weight-complex="bold"/>
    </style:style>
    <style:style style:name="P9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0" style:family="paragraph" style:parent-style-name="Standard">
      <style:text-properties style:font-name="Sri Tamil" fo:font-size="6pt" style:font-size-asian="6pt" style:language-asian="zxx" style:country-asian="none" style:font-name-complex="Sri Tamil" style:font-size-complex="6pt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Sri Tamil" style:font-size-complex="7pt" style:language-complex="ta" style:country-complex="IN"/>
    </style:style>
    <style:style style:name="P13" style:family="paragraph" style:parent-style-name="Standard">
      <style:paragraph-properties fo:text-align="center" style:justify-single-word="false"/>
      <style:text-properties style:font-name="BhashitaComplex" fo:font-size="7pt" style:font-size-asian="7pt" style:font-name-complex="Sri Tamil" style:font-size-complex="7pt" style:language-complex="ta" style:country-complex="IN"/>
    </style:style>
    <style:style style:name="P14" style:family="paragraph" style:parent-style-name="Standard">
      <style:paragraph-properties fo:text-align="start" style:justify-single-wor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15" style:family="paragraph" style:parent-style-name="Standard">
      <style:text-properties style:language-complex="ta" style:country-complex="IN"/>
    </style:style>
    <style:style style:name="P16" style:family="paragraph" style:parent-style-name="Standard">
      <style:paragraph-properties fo:text-align="start" style:justify-single-word="false"/>
      <style:text-properties style:font-name="Sri Tamil" fo:font-size="7pt" style:font-size-asian="7pt" style:font-name-complex="Sri Tamil" style:font-size-complex="7pt" style:language-complex="ta" style:country-complex="IN"/>
    </style:style>
    <style:style style:name="T1" style:family="text">
      <style:text-properties fo:font-size="7pt" style:font-size-asian="7pt" style:font-size-complex="7pt" style:language-complex="zxx" style:country-complex="none"/>
    </style:style>
    <style:style style:name="T2" style:family="text">
      <style:text-properties style:language-complex="zxx" style:country-complex="none"/>
    </style:style>
    <style:style style:name="T3" style:family="text">
      <style:text-properties fo:language="zxx" fo:country="none"/>
    </style:style>
    <style:style style:name="T4" style:family="text">
      <style:text-properties fo:language="zxx" fo:country="none" style:language-complex="zxx" style:country-complex="none"/>
    </style:style>
    <style:style style:name="T5" style:family="text">
      <style:text-properties style:language-asian="zxx" style:country-asian="none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style:language-asian="zxx" style:country-asian="none" style:language-complex="si" style:country-complex="LK"/>
    </style:style>
    <style:style style:name="T8" style:family="text">
      <style:text-properties style:language-asian="si" style:country-asian="LK"/>
    </style:style>
    <style:style style:name="T9" style:family="text">
      <style:text-properties style:language-complex="ta" style:country-complex="IN"/>
    </style:style>
    <style:style style:name="T10" style:family="text">
      <style:text-properties style:font-name-complex="Sri Tamil" style:language-complex="ta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"><text:span text:style-name="T1">උපතක් ලියාපදිංචි කිරීමෙන් පසු නිකුත් කරන තාවකාලික රිසීට් පත </text:span><text:span text:style-name="T2"><text:s/></text:span></text:p>
            <text:p text:style-name="P7"><text:span text:style-name="T2">பிறப்</text:span>பொன்றைப்<text:span text:style-name="T2"> </text:span>பதிவு செய்வதற்கான தகவல் கிடைத்தமையை உறுதிப்படுத்தும் பற்றுச்சீட்டு </text:p>
            <text:p text:style-name="P4">Temporary Receipt issued after the Registration of Birth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"><text:span text:style-name="T6">(1)</text:span><text:span text:style-name="T7">උපතක් ලියාපදිංචි කිරිම සදහා විස්තර ප්‍රකාශයේ</text:span><text:span text:style-name="T6"> අනුක්‍රමික අංකය</text:span><text:span text:style-name="T7"> හා දිනය</text:span></text:p>
            <text:p text:style-name="P9">"பிறப்பை பதிவு செய்வதற்கான விபரம்" எனும் படிவத்தின் தொடா் இலக்கம் </text:p>
            <text:p text:style-name="P1">‘Particulars for Registration of a Birth’ Form’s Serial Number <text:span text:style-name="T8">and Date</text:span></text:p>
          </table:table-cell>
          <table:covered-table-cell/>
          <table:table-cell table:style-name="Table1.C2" table:number-columns-spanned="2" office:value-type="string">
            <text:p text:style-name="P1"/>
          </table:table-cell>
          <table:covered-table-cell/>
        </table:table-row>
        <table:table-row table:style-name="Table1.3">
          <table:table-cell table:style-name="Table1.A2" table:number-rows-spanned="4" office:value-type="string">
            <text:p text:style-name="P3">(2)ළමයාගේ නම</text:p>
            <text:p text:style-name="P9"><text:span text:style-name="T5">பிள்ளையின் </text:span><text:span text:style-name="T6">பெயர்</text:span></text:p>
            <text:p text:style-name="P1">Name of Child</text:p>
            <text:p text:style-name="P1"/>
            <text:p text:style-name="P1"/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3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6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(3)උපත් දිනය</text:p>
            <text:p text:style-name="P10">பிறந்த திகதி</text:p>
            <text:p text:style-name="P1">Date of Birth</text:p>
          </table:table-cell>
          <table:table-cell table:style-name="Table1.B7" office:value-type="string">
            <text:p text:style-name="P1"/>
          </table:table-cell>
          <table:table-cell table:style-name="Table1.B7" office:value-type="string">
            <text:p text:style-name="P3">(4)ස්ත්‍රී පුරුෂ භාවය</text:p>
            <text:p text:style-name="P10">பால்</text:p>
            <text:p text:style-name="P1">Gender <text:s/></text:p>
          </table:table-cell>
          <table:table-cell table:style-name="Table1.B3" office:value-type="string">
            <text:p text:style-name="P1"/>
          </table:table-cell>
        </table:table-row>
        <table:table-row table:style-name="Table1.1">
          <table:table-cell table:style-name="Table1.A2" office:value-type="string">
            <text:p text:style-name="P1">(5) උපන් ස්ථානය</text:p>
            <text:p text:style-name="P10">பிறந்த இடம்</text:p>
            <text:p text:style-name="P1">Place of Birth</text:p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table-cell table:style-name="Table1.A2" table:number-rows-spanned="4" office:value-type="string">
            <text:p text:style-name="P3">(6)පියාගේ නම</text:p>
            <text:p text:style-name="P10">தந்தையின் பெயர்</text:p>
            <text:p text:style-name="P1">Father's Name</text:p>
            <text:p text:style-name="P1"/>
            <text:p text:style-name="P1"/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table-cell table:style-name="Table1.A2" table:number-rows-spanned="4" office:value-type="string">
            <text:p text:style-name="P3">(7)මවගේ නම</text:p>
            <text:p text:style-name="P10">தாயின் பெயர்</text:p>
            <text:p text:style-name="P1">Mother's Name</text:p>
            <text:p text:style-name="P1"/>
            <text:p text:style-name="P1"/>
            <text:p text:style-name="P1"/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9">
          <table:covered-table-cell/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7">
          <table:table-cell table:style-name="Table1.A2" office:value-type="string">
            <text:p text:style-name="P1"><text:span text:style-name="T6">(</text:span><text:span text:style-name="T7">8</text:span><text:span text:style-name="T6">)තොරතුරු වාර්තා කරන්නාගේ නම, </text:span></text:p>
            <text:p text:style-name="P1">අත්සන හා නිල මුද්‍රාව</text:p>
            <text:p text:style-name="P10"><text:span text:style-name="T2">தகவல் கொடுப்பவரின் பெயர்</text:span><text:span text:style-name="T4">, </text:span><text:span text:style-name="T2">கையொப்பம்</text:span><text:span text:style-name="T4">, </text:span></text:p>
            <text:p text:style-name="P10"><text:span text:style-name="T2">அலுவலக முத்திரை </text:span><text:span text:style-name="T4">(</text:span><text:span text:style-name="T2">இருத்தால்</text:span><text:span text:style-name="T4">)</text:span></text:p>
            <text:p text:style-name="P1">Name, Signature &amp; Official Seal </text:p>
            <text:p text:style-name="P1">of the Notifying Authority</text:p>
            <text:p text:style-name="P1"/>
          </table:table-cell>
          <table:table-cell table:style-name="Table1.B3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Standard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5">උපතක් සම්බන්ධ විස්තර</text:p>
            <text:p text:style-name="P13">பிறப்பு பற்றிய விபரம்</text:p>
            <text:p text:style-name="P5">Particulars relating to a birth</text:p>
            <text:p text:style-name="P5"/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6">දිස්ත්‍රික්කය</text:p>
            <text:p text:style-name="P12">மாவட்டம்</text:p>
            <text:p text:style-name="P6">District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>අංකය</text:p>
            <text:p text:style-name="P12">தொடா் இலக்கம்</text:p>
            <text:p text:style-name="P6">Serial No</text:p>
          </table:table-cell>
          <table:table-cell table:style-name="Table2.D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6">රෝහලේ නම / පවුල් සෞඛ්‍ය නිලධාරි කොට්ටාශය</text:p>
            <text:p text:style-name="P12">வைத்தியச்சாலையின் பெயா்/ குடும்ப நல அதிகாரியின் பிரிவு</text:p>
            <text:p text:style-name="P6">Name of Hospital / Family Health Officer Division </text:p>
          </table:table-cell>
          <table:table-cell table:style-name="Table2.D2" table:number-columns-spanned="3" office:value-type="string"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6">සජීවී උපතකි</text:p>
            <text:p text:style-name="P12">உயிருடன் பிறப்பு</text:p>
            <text:p text:style-name="P6">Live birth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අජීවී උපතකි</text:p>
            <text:p text:style-name="P12">சாபிள்ளை பிறப்பு</text:p>
            <text:p text:style-name="P6">Still Birth</text:p>
          </table:table-cell>
          <table:table-cell table:style-name="Table3.D1" office:value-type="string">
            <text:p text:style-name="P6"/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D" table:number-columns-repeated="2"/>
        <table:table-column table:style-name="Table4.E" table:number-columns-repeated="2"/>
        <table:table-column table:style-name="Table4.K"/>
        <table:table-row>
          <table:table-cell table:style-name="Table4.A1" table:number-columns-spanned="2" office:value-type="string">
            <text:p text:style-name="P6">උපත සිදුවුයේ රෝහලක නම්, රෝහලට ඇතුලත් කිරීමේ අංකය </text:p>
            <text:p text:style-name="P12">பிறப்பு நிகழ்ந்தது வைத்தியச்சாலையிலாயின் , வைத்தியச்சாலை அனுமதி இலக்கம்</text:p>
            <text:p text:style-name="P6">If the birth occurred as a Hospital, Hospital Admission number</text:p>
          </table:table-cell>
          <table:covered-table-cell/>
          <table:table-cell table:style-name="Table4.A1" office:value-type="string">
            <text:p text:style-name="P6"/>
          </table:table-cell>
          <table:table-cell table:style-name="Table4.A1" table:number-columns-spanned="4" office:value-type="string">
            <text:p text:style-name="P6">දිනය</text:p>
            <text:p text:style-name="P12">திகதி</text:p>
            <text:p text:style-name="P6">Date</text:p>
          </table:table-cell>
          <table:covered-table-cell/>
          <table:covered-table-cell/>
          <table:covered-table-cell/>
          <table:table-cell table:style-name="Table4.H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4.A2" table:number-columns-spanned="2" office:value-type="string">
            <text:p text:style-name="P6">උපත සිදුවුයේ රෝහලකින් පිටතකදී නම්, උපත සිදුවූ ස්ථානය</text:p>
            <text:p text:style-name="P12">பிறப்பு நிகழ்ந்தது வைத்தியச்சாலைக்கு <text:s/>வெளியிலாயின், பிறப்பு நிகழ்விடம்</text:p>
            <text:p text:style-name="P6">If the birth occurred outside of a Hospital, the Place of Birth</text:p>
          </table:table-cell>
          <table:covered-table-cell/>
          <table:table-cell table:style-name="Table4.C2" table:number-columns-spanned="9" office:value-type="string"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6">උපත සිදුවූ දිනය</text:p>
            <text:p text:style-name="P12">பிறந்த திகதி</text:p>
            <text:p text:style-name="P6">Date of Birth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ස්ත්‍රී / පුරුෂ භාවය</text:p>
            <text:p text:style-name="P12">பால்</text:p>
            <text:p text:style-name="P6">Gender</text:p>
          </table:table-cell>
          <table:table-cell table:style-name="Table4.A2" table:number-columns-spanned="2" office:value-type="string">
            <text:p text:style-name="P6">පිරිමි</text:p>
            <text:p text:style-name="P12">ஆண்</text:p>
            <text:p text:style-name="P6">Male</text:p>
          </table:table-cell>
          <table:covered-table-cell/>
          <table:table-cell table:style-name="Table4.A2" table:number-columns-spanned="2" office:value-type="string">
            <text:p text:style-name="P6"/>
          </table:table-cell>
          <table:covered-table-cell/>
          <table:table-cell table:style-name="Table4.A2" table:number-columns-spanned="2" office:value-type="string">
            <text:p text:style-name="P6">ගැහැණු</text:p>
            <text:p text:style-name="P12">பெண்</text:p>
            <text:p text:style-name="P6">Female</text:p>
          </table:table-cell>
          <table:covered-table-cell/>
          <table:table-cell table:style-name="Table4.C2" table:number-columns-spanned="2" office:value-type="string">
            <text:p text:style-name="P6"/>
          </table:table-cell>
          <table:covered-table-cell/>
        </table:table-row>
        <table:table-row>
          <table:table-cell table:style-name="Table4.A2" office:value-type="string">
            <text:p text:style-name="P6">සජීවී උපත් අනුපිලිවෙල</text:p>
            <text:p text:style-name="P12">பிறப்பு ஒழுங்கு</text:p>
            <text:p text:style-name="P6">Live birth order</text:p>
          </table:table-cell>
          <table:table-cell table:style-name="Table4.A2" office:value-type="string">
            <text:p text:style-name="P6"/>
          </table:table-cell>
          <table:table-cell table:style-name="Table4.A2" office:value-type="string">
            <text:p text:style-name="P6">උපත් බර</text:p>
            <text:p text:style-name="P12">பிறப்பு நிறை</text:p>
            <text:p text:style-name="P6">Birth weight</text:p>
          </table:table-cell>
          <table:table-cell table:style-name="Table4.A2" office:value-type="string">
            <text:p text:style-name="P5"/>
            <text:p text:style-name="P5"><text:s text:c="4"/></text:p>
          </table:table-cell>
          <table:table-cell table:style-name="Table4.E4" table:number-columns-spanned="2" office:value-type="string">
            <text:p text:style-name="P8">.</text:p>
          </table:table-cell>
          <table:covered-table-cell/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table:number-columns-spanned="2" office:value-type="string">
            <text:p text:style-name="P5"/>
          </table:table-cell>
          <table:covered-table-cell/>
          <table:table-cell table:style-name="Table4.C2" office:value-type="string">
            <text:p text:style-name="P5">Kg</text:p>
          </table:table-cell>
        </table:table-row>
        <table:table-row>
          <table:table-cell table:style-name="Table4.A2" office:value-type="string">
            <text:p text:style-name="P6">නිවුන් දරු උපතක්නම්, දරුවන් ගණන</text:p>
            <text:p text:style-name="P16">பல்வகைத்தன்மை <text:span text:style-name="T3">(</text:span>இரட்டையர்கள் எனின்<text:span text:style-name="T3">), </text:span>பிள்னளகளின் எண்ணிக்கை</text:p>
            <text:p text:style-name="P6">If multiple births, Number of children</text:p>
          </table:table-cell>
          <table:table-cell table:style-name="Table4.C2" table:number-columns-spanned="10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6">මවගේ සම්පුර්ණ නම</text:p>
            <text:p text:style-name="P12">தாயின் முழுப் பெயா்</text:p>
            <text:p text:style-name="P6">Mothers full name</text:p>
          </table:table-cell>
          <table:table-cell table:style-name="Table5.B1" table:number-columns-spanned="3" office:value-type="string"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අනන්‍යතා අංකය </text:p>
            <text:p text:style-name="P12">அடையாள எண்</text:p>
            <text:p text:style-name="P6">PIN <text:s/>number</text:p>
          </table:table-cell>
          <table:table-cell table:style-name="Table5.A2" office:value-type="string">
            <text:p text:style-name="P6"/>
          </table:table-cell>
          <table:table-cell table:style-name="Table5.A2" office:value-type="string">
            <text:p text:style-name="P6">වයස</text:p>
            <text:p text:style-name="P6">Age</text:p>
          </table:table-cell>
          <table:table-cell table:style-name="Table5.D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6">ස්ථීර පදිංචි ලිපිනය</text:p>
            <text:p text:style-name="P12">நிரந்தர முகவரி</text:p>
            <text:p text:style-name="P6">Permanent address</text:p>
          </table:table-cell>
          <table:table-cell table:style-name="Table5.D2" table:number-columns-spanned="3" office:value-type="string"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ස්ථීර පදිංචි දිස්ත්‍රික්කය</text:p>
            <text:p text:style-name="P12">நிரந்தர வதிவிட மாவட்டம்</text:p>
            <text:p text:style-name="P6">District of Permanent Residence</text:p>
          </table:table-cell>
          <table:table-cell table:style-name="Table5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5.A2" office:value-type="string">
            <text:p text:style-name="P6">ස්ථීර පදිංචි ප්‍රාදේශීය ලේකම් කොට්ටාශය</text:p>
            <text:p text:style-name="P12">நிரந்தர வதிவிட பிரதேச செயலாளா் பிரிவு</text:p>
            <text:p text:style-name="P6">Divisional Secretariat Division of Permanent Residence</text:p>
          </table:table-cell>
          <table:table-cell table:style-name="Table5.D2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5.A2" table:number-columns-spanned="2" office:value-type="string">
            <text:p text:style-name="P6">වෛද්‍යවරයාගේ හෝ පවුල් සෞඛ්‍ය නිලධාරියාගේ නම, අත්සන හා නිල මුද්‍රාව</text:p>
            <text:p text:style-name="P12">வைத்தியரின் அல்லது குடும்ப நல அதிகாரியின் பெயா் மற்றும் அலுவலக முத்திரை</text:p>
            <text:p text:style-name="P6">Name of Medical Officer or the Midwife, Signature and official stamp</text:p>
            <text:p text:style-name="P6"/>
            <text:p text:style-name="P6">දිනය / <text:span text:style-name="T10">திகதி</text:span><text:span text:style-name="T9">/ </text:span>Date</text:p>
          </table:table-cell>
          <table:covered-table-cell/>
          <table:table-cell table:style-name="Table5.D2" table:number-columns-spanned="2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</table:table-row>
      </table:table>
      <text:p text:style-name="Standard"/>
      <text:p text:style-name="Standard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sankha Perera</meta:initial-creator>
    <meta:creation-date>2010-08-18T14:15:43</meta:creation-date>
    <dc:date>2010-09-28T12:27:28</dc:date>
    <meta:editing-duration>PT01H30M08S</meta:editing-duration>
    <meta:editing-cycles>15</meta:editing-cycles>
    <meta:generator>OpenOffice.org/3.2$Unix OpenOffice.org_project/320m12$Build-9483</meta:generator>
    <dc:creator>Asankha Perera</dc:creator>
    <meta:document-statistic meta:table-count="5" meta:image-count="0" meta:object-count="0" meta:page-count="2" meta:paragraph-count="102" meta:word-count="382" meta:character-count="2422"/>
  </office:meta>
</office:document-meta>
</file>